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11E0000016CE9693F53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IN Condensed" svg:font-family="'DIN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1.7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T1" style:family="text">
      <style:text-properties style:font-name="DIN Condensed" fo:font-size="58pt" style:font-size-asian="58pt" style:font-size-complex="5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75cm" svg:height="12cm" svg:x="3cm" svg:y="3cm">
          <draw:text-box>
            <text:p><text:span text:style-name="T1">There are 10 kinds of people. <text:s/>Those who use binary </text:span></text:p>
            <text:p><text:span text:style-name="T1">and those </text:span></text:p>
            <text:p><text:span text:style-name="T1">who don’t.</text:span></text:p>
            <text:p/>
          </draw:text-box>
        </draw:frame>
        <draw:frame draw:style-name="gr2" draw:text-style-name="P2" draw:layer="layout" svg:width="10.213cm" svg:height="12.999cm" svg:x="11.5cm" svg:y="7.001cm">
          <draw:image xlink:href="Pictures/100000010000011E0000016CE9693F5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IN Condensed" svg:font-family="'DIN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4:08:58.830531485</meta:creation-date>
    <dc:date>2025-02-06T14:28:18.151314602</dc:date>
    <meta:editing-duration>PT19M19S</meta:editing-duration>
    <meta:editing-cycles>3</meta:editing-cycles>
    <meta:generator>LibreOffice/24.8.4.2$MacOSX_X86_64 LibreOffice_project/bb3cfa12c7b1bf994ecc5649a80400d06cd71002</meta:generator>
    <meta:document-statistic meta:object-count="2"/>
  </office:meta>
</office:document-meta>
</file>